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a9ee" officeooo:paragraph-rsid="0000a9ee"/>
    </style:style>
    <style:style style:name="P2" style:family="paragraph" style:parent-style-name="Standard">
      <style:text-properties fo:font-weight="bold" officeooo:rsid="0000eba9" officeooo:paragraph-rsid="0000eba9" style:font-weight-asian="bold" style:font-weight-complex="bold"/>
    </style:style>
    <style:style style:name="P3" style:family="paragraph" style:parent-style-name="Standard">
      <style:text-properties fo:color="#800000" fo:font-weight="bold" officeooo:rsid="0000a9ee" officeooo:paragraph-rsid="0000a9ee" style:font-weight-asian="bold" style:font-weight-complex="bold"/>
    </style:style>
    <style:style style:name="P4" style:family="paragraph" style:parent-style-name="Standard">
      <style:text-properties fo:font-weight="normal" officeooo:rsid="0000eba9" officeooo:paragraph-rsid="0000eba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ho is this guide for</text:p>
      <text:p text:style-name="P1">This guide is meant for both programmers and non-programmers, theory and practice will be kept separate so that you can skip the theory you already know if you want to.</text:p>
      <text:p text:style-name="P2">If you are an already experienced programmer:</text:p>
      <text:p text:style-name="P4">I suggest you to skip all the teory in the first part (variables, flow control,...), but still if you never programmed in an object-oriented language you should read the more advanced theory, because it's language specific.</text:p>
      <text:p text:style-name="P4"/>
      <text:p text:style-name="P2">If you are new to programming:</text:p>
      <text:p text:style-name="P4">Read the whole guide and don't skip theory, it may be boring, but without it you are not going anywhere; don't worry if you don't understand some concepts the first time, read it again and try doing some tests to understand how it works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17S</meta:editing-duration>
    <meta:editing-cycles>4</meta:editing-cycles>
    <meta:generator>LibreOffice/5.1.4.2$Windows_x86 LibreOffice_project/f99d75f39f1c57ebdd7ffc5f42867c12031db97a</meta:generator>
    <dc:date>2016-10-09T14:56:29.638000000</dc:date>
    <meta:document-statistic meta:table-count="0" meta:image-count="0" meta:object-count="0" meta:page-count="1" meta:paragraph-count="6" meta:word-count="128" meta:character-count="724" meta:non-whitespace-character-count="602"/>
    <meta:user-defined meta:name="Info 1"/>
    <meta:user-defined meta:name="Info 2"/>
    <meta:user-defined meta:name="Info 3"/>
    <meta:user-defined meta:name="Info 4"/>
  </office:meta>
</office:document-meta>
</file>